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200001C50000407500001C85BE74A9CA.svm"/>
  <manifest:file-entry manifest:media-type="" manifest:full-path="Pictures/200001690000229200002DB77DA9A228.svm"/>
  <manifest:file-entry manifest:media-type="" manifest:full-path="Pictures/TablePreview2.svm"/>
  <manifest:file-entry manifest:media-type="" manifest:full-path="Pictures/200001F100003D2300002DB719396F4C.svm"/>
  <manifest:file-entry manifest:media-type="" manifest:full-path="Pictures/2000013900001F3F00002DB7ACBC8F9A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fo:min-height="4.716cm"/>
    </style:style>
    <style:style style:name="pr2" style:family="presentation" style:parent-style-name="lyt-darkblue-outline1">
      <style:graphic-properties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co1" style:family="table-column">
      <style:table-column-properties style:column-width="2.374cm" style:use-optimal-column-width="false"/>
    </style:style>
    <style:style style:name="co2" style:family="table-column">
      <style:table-column-properties style:column-width="2.394cm" style:use-optimal-column-width="false"/>
    </style:style>
    <style:style style:name="co3" style:family="table-column">
      <style:table-column-properties style:column-width="2.354cm" style:use-optimal-column-width="false"/>
    </style:style>
    <style:style style:name="co4" style:family="table-column">
      <style:table-column-properties style:column-width="2.391cm" style:use-optimal-column-width="false"/>
    </style:style>
    <style:style style:name="co5" style:family="table-column">
      <style:table-column-properties style:column-width="12.044cm" style:use-optimal-column-width="false"/>
    </style:style>
    <style:style style:name="co6" style:family="table-column">
      <style:table-column-properties style:column-width="12.019cm" style:use-optimal-column-width="false"/>
    </style:style>
    <style:style style:name="ro1" style:family="table-row">
      <style:table-row-properties style:row-height="1.586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92cm"/>
    </style:style>
    <style:style style:name="ce1" style:family="table-cell">
      <style:graphic-properties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ffffff" fo:font-size="40pt" style:font-size-asian="40pt" style:font-size-complex="40pt"/>
    </style:style>
    <style:style style:name="ce2" style:family="table-cell">
      <style:graphic-properties draw:fill="solid"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ffffff" fo:font-size="40pt" style:font-size-asian="40pt" style:font-size-complex="40pt"/>
    </style:style>
    <style:style style:name="ce3" style:family="table-cell">
      <style:graphic-properties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ffffff" fo:font-size="32pt" style:font-size-asian="32pt" style:font-size-complex="32pt"/>
    </style:style>
    <style:style style:name="ce4" style:family="table-cell">
      <style:graphic-properties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00ff00" fo:font-size="32pt" style:font-size-asian="32pt" style:font-size-complex="32pt"/>
    </style:style>
    <style:style style:name="ce5" style:family="table-cell">
      <style:graphic-properties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00ffff" fo:font-size="32pt" style:font-size-asian="32pt" style:font-size-complex="32pt"/>
    </style:style>
    <style:style style:name="ce6" style:family="table-cell">
      <style:graphic-properties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99ccff" fo:font-size="32pt" style:font-size-asian="32pt" style:font-size-complex="32pt"/>
    </style:style>
    <style:style style:name="ce7" style:family="table-cell">
      <style:graphic-properties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00ff00" fo:font-family="'Times New Roman'" style:font-family-generic="roman" style:font-pitch="variable" fo:font-size="32pt" style:font-size-asian="32pt" style:font-size-complex="32pt"/>
    </style:style>
    <style:style style:name="ce8" style:family="table-cell">
      <style:graphic-properties draw:fill="solid" draw:fill-color="#000080" style:repeat="repeat"/>
      <style:paragraph-properties fo:text-align="center" fo:border="0.08cm solid #ffffff"/>
      <style:text-properties fo:color="#ffffff" fo:font-size="32pt" style:font-size-asian="32pt" style:font-size-complex="32pt"/>
    </style:style>
    <style:style style:name="ce9" style:family="table-cell">
      <style:graphic-properties draw:fill="solid" draw:fill-color="#000080" style:repeat="repeat"/>
      <style:paragraph-properties fo:border="0.08cm solid #ffffff"/>
      <style:text-properties fo:color="#ffffff"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text-properties fo:font-size="16pt" fo:language="uk" fo:country="UA" style:font-size-asian="16pt" style:language-asian="zxx" style:country-asian="none" style:font-size-complex="9.10000038146973pt"/>
    </style:style>
    <style:style style:name="P5" style:family="paragraph">
      <style:text-properties fo:color="#ffffff" fo:font-family="'Times New Roman'" style:font-family-generic="roman" style:font-pitch="variable" fo:font-size="32pt" style:font-size-asian="32pt" style:font-size-complex="32pt"/>
    </style:style>
    <style:style style:name="P6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color="#00ff00" fo:font-size="32pt" style:font-size-asian="32pt" style:font-size-complex="32pt"/>
    </style:style>
    <style:style style:name="P9" style:family="paragraph">
      <style:paragraph-properties fo:text-align="center"/>
      <style:text-properties fo:color="#00ffff" fo:font-size="32pt" style:font-size-asian="32pt" style:font-size-complex="32pt"/>
    </style:style>
    <style:style style:name="P10" style:family="paragraph">
      <style:paragraph-properties fo:text-align="center"/>
      <style:text-properties fo:color="#99ccff" fo:font-size="32pt" style:font-size-asian="32pt" style:font-size-complex="32pt"/>
    </style:style>
    <style:style style:name="P11" style:family="paragraph">
      <style:paragraph-properties fo:text-align="center"/>
      <style:text-properties fo:color="#00ff00" fo:font-family="'Times New Roman'" style:font-family-generic="roman" style:font-pitch="variable"/>
    </style:style>
    <style:style style:name="P12" style:family="paragraph">
      <style:text-properties fo:font-size="24pt"/>
    </style:style>
    <style:style style:name="P13" style:family="paragraph">
      <style:paragraph-properties fo:margin-left="1.27cm" fo:margin-right="0cm" fo:text-indent="-0.635cm"/>
      <style:text-properties fo:color="#ffffff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6" style:family="paragraph">
      <style:paragraph-properties fo:text-align="center"/>
      <style:text-properties fo:color="#ffffff" fo:font-size="32pt" style:font-size-asian="32pt" style:font-size-complex="32pt"/>
    </style:style>
    <style:style style:name="P17" style:family="paragraph">
      <style:text-properties fo:color="#ffffff" fo:font-size="28pt" style:font-size-asian="28pt" style:font-size-complex="28pt"/>
    </style:style>
    <style:style style:name="P18" style:family="paragraph">
      <style:paragraph-properties fo:margin-left="1.27cm" fo:margin-right="0cm" fo:text-indent="-0.635cm"/>
      <style:text-properties fo:color="#ffff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color="#ffff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0pt" fo:language="uk" fo:country="UA" style:font-size-asian="40pt" style:font-size-complex="40pt"/>
    </style:style>
    <style:style style:name="T2" style:family="text">
      <style:text-properties fo:font-size="24pt" fo:language="uk" fo:country="UA" style:font-size-asian="24pt" style:font-size-complex="24pt"/>
    </style:style>
    <style:style style:name="T3" style:family="text">
      <style:text-properties fo:color="#ffffff" fo:font-family="'Times New Roman'" style:font-family-generic="roman" style:font-pitch="variable" fo:font-size="32pt" fo:language="uk" fo:country="UA" style:font-size-asian="32pt" style:font-size-complex="32pt"/>
    </style:style>
    <style:style style:name="T4" style:family="text">
      <style:text-properties fo:color="#ffff00" fo:font-family="'Times New Roman'" style:font-family-generic="roman" style:font-pitch="variable" fo:font-size="32pt" fo:language="uk" fo:country="UA" style:font-size-asian="32pt" style:font-size-complex="32pt"/>
    </style:style>
    <style:style style:name="T5" style:family="text">
      <style:text-properties fo:color="#00ff00" fo:font-family="'Times New Roman'" style:font-family-generic="roman" style:font-pitch="variable" fo:font-size="32pt" fo:language="uk" fo:country="UA" style:font-size-asian="32pt" style:font-size-complex="32pt"/>
    </style:style>
    <style:style style:name="T6" style:family="text">
      <style:text-properties fo:color="#00dcff" fo:font-family="'Times New Roman'" style:font-family-generic="roman" style:font-pitch="variable" fo:font-size="32pt" fo:language="uk" fo:country="UA" style:font-size-asian="32pt" style:font-size-complex="32pt"/>
    </style:style>
    <style:style style:name="T7" style:family="text">
      <style:text-properties fo:color="#cfe7f5" fo:font-family="'Times New Roman'" style:font-family-generic="roman" style:font-pitch="variable" fo:font-size="32pt" fo:language="uk" fo:country="UA" style:font-size-asian="32pt" style:font-size-complex="32pt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00ff00" fo:font-size="40pt" style:font-size-asian="40pt" style:font-size-complex="40pt"/>
    </style:style>
    <style:style style:name="T10" style:family="text">
      <style:text-properties fo:color="#00ffff" fo:font-size="40pt" style:font-size-asian="40pt" style:font-size-complex="40pt"/>
    </style:style>
    <style:style style:name="T11" style:family="text">
      <style:text-properties fo:color="#99ccff" fo:font-size="40pt" style:font-size-asian="40pt" style:font-size-complex="40pt"/>
    </style:style>
    <style:style style:name="T12" style:family="text">
      <style:text-properties fo:color="#99ccff" fo:font-size="32pt" style:font-size-asian="32pt" style:font-size-complex="32pt"/>
    </style:style>
    <style:style style:name="T13" style:family="text">
      <style:text-properties fo:color="#00ff00" fo:font-family="'Times New Roman'" style:font-family-generic="roman" style:font-pitch="variable" fo:font-size="40pt" style:font-size-asian="40pt" style:font-size-complex="40pt"/>
    </style:style>
    <style:style style:name="T14" style:family="text">
      <style:text-properties fo:font-family="'Times New Roman'" style:font-family-generic="roman" style:font-pitch="variable" fo:font-size="32pt" fo:language="uk" fo:country="UA" style:font-size-asian="32pt" style:font-size-complex="32pt"/>
    </style:style>
    <style:style style:name="T15" style:family="text">
      <style:text-properties fo:color="#ffff00" fo:font-family="'Times New Roman'" style:font-family-generic="roman" style:font-pitch="variable" fo:font-size="32pt" fo:language="uk" fo:country="UA" style:font-size-asian="32pt" style:font-size-complex="32pt"/>
    </style:style>
    <style:style style:name="T16" style:family="text">
      <style:text-properties fo:color="#ffffff" fo:font-family="'Times New Roman'" style:font-family-generic="roman" style:font-pitch="variable" fo:font-size="32pt" fo:language="uk" fo:country="UA" style:font-size-asian="32pt" style:font-size-complex="32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ffffff" fo:font-size="36pt" style:font-size-asian="36pt" style:font-size-complex="36pt"/>
    </style:style>
    <style:style style:name="T19" style:family="text">
      <style:text-properties fo:color="#00ff00" fo:font-family="'Courier New'" style:font-family-generic="modern" style:font-pitch="fixed" fo:font-size="22pt" fo:language="uk" fo:country="UA" fo:font-weight="bold" style:font-size-asian="22pt" style:font-weight-asian="bold" style:font-size-complex="22pt" style:font-weight-complex="bold"/>
    </style:style>
    <style:style style:name="T20" style:family="text">
      <style:text-properties fo:color="#00dcff" fo:font-family="'Courier New'" style:font-family-generic="modern" style:font-pitch="fixed" fo:font-size="22pt" fo:language="uk" fo:country="UA" fo:font-weight="bold" style:font-size-asian="22pt" style:font-weight-asian="bold" style:font-size-complex="22pt" style:font-weight-complex="bold"/>
    </style:style>
    <style:style style:name="T21" style:family="text">
      <style:text-properties fo:color="#ffff00" fo:font-family="'Courier New'" style:font-family-generic="modern" style:font-pitch="fixed" fo:font-size="22pt" fo:language="uk" fo:country="UA" fo:font-weight="bold" style:font-size-asian="22pt" style:font-weight-asian="bold" style:font-size-complex="22pt" style:font-weight-complex="bold"/>
    </style:style>
    <style:style style:name="T22" style:family="text">
      <style:text-properties fo:color="#ffffff" fo:font-family="'Courier New'" style:font-family-generic="modern" style:font-pitch="fixed" fo:font-size="22pt" fo:language="uk" fo:country="UA" fo:font-weight="bold" style:font-size-asian="22pt" style:font-weight-asian="bold" style:font-size-complex="22pt" style:font-weight-complex="bold"/>
    </style:style>
    <style:style style:name="T23" style:family="text">
      <style:text-properties fo:color="#00ffff" fo:font-family="'Courier New'" style:font-family-generic="modern" style:font-pitch="fixed" fo:font-size="22pt" fo:language="uk" fo:country="UA" fo:font-weight="bold" style:font-size-asian="22pt" style:font-weight-asian="bold" style:font-size-complex="22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Технології розробки алгоритмів розв'язання інженерних задач</text:span><text:span text:style-name="T1"><text:line-break/></text:span><text:span text:style-name="T2">Лекція №4</text:span></text:p>
          </draw:text-box>
        </draw:frame>
        <draw:frame presentation:style-name="pr2" draw:text-style-name="P5" draw:layer="layout" svg:width="24.369cm" svg:height="13.795cm" svg:x="2.058cm" svg:y="5.453cm" presentation:class="outline" presentation:user-transformed="true">
          <draw:text-box>
            <text:p text:style-name="P3"><text:span text:style-name="T3">Викладач: Дрєєв Олександр Миколайович</text:span></text:p>
            <text:p text:style-name="P3"><text:span text:style-name="T3">4. Динамічні масиви, списки. </text:span></text:p>
            <text:p text:style-name="P4"><text:span text:style-name="T3">4.1. Тип масиву, списку. Поділ коду програми на керування даними та функціональність.</text:span></text:p>
            <text:p text:style-name="P4"><text:span text:style-name="T3">4.2. Оцінювання складності та середнього часу виконання основних операцій.</text:span></text:p>
            <text:p text:style-name="P4"><text:span text:style-name="T3">4.3. Списки. Основні операції над списком.</text:span></text:p>
            <text:p text:style-name="P4"><text:span text:style-name="T3">4.4. Оцінювання часу виконання основних операцій.</text:span></text:p>
            <text:p text:style-name="P4"><text:span text:style-name="T3">4.5. Сортування масиву, вектору та списку. Алгоритми сортування та їх складність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draw:frame presentation:style-name="pr2" draw:text-style-name="P6" draw:layer="layout" svg:width="24.369cm" svg:height="13.715cm" svg:x="2.058cm" svg:y="5.453cm" presentation:class="outline" presentation:user-transformed="true">
          <draw:text-box>
            <text:p text:style-name="P3"><text:span text:style-name="T4">Масив</text:span><text:span text:style-name="T3"> — ділянка пам’яті, яка містить послідовно записані однорідні дані. </text:span></text:p>
            <text:p text:style-name="P3"><text:span text:style-name="T4">class</text:span><text:span text:style-name="T3"> Sdata{</text:span></text:p>
            <text:p text:style-name="P3"><text:span text:style-name="T3"><text:s text:c="2"/></text:span><text:span text:style-name="T4">char</text:span><text:span text:style-name="T3"> </text:span><text:span text:style-name="T5">date</text:span><text:span text:style-name="T3">;</text:span></text:p>
            <text:p text:style-name="P3"><text:span text:style-name="T3"><text:s text:c="2"/></text:span><text:span text:style-name="T4">char</text:span><text:span text:style-name="T3"> </text:span><text:span text:style-name="T6">month</text:span><text:span text:style-name="T3">;</text:span></text:p>
            <text:p text:style-name="P3"><text:span text:style-name="T3"><text:s text:c="2"/></text:span><text:span text:style-name="T4">int</text:span><text:span text:style-name="T3"> <text:s text:c="3"/></text:span><text:span text:style-name="T7">year</text:span><text:span text:style-name="T3">;};</text:span></text:p>
            <text:p text:style-name="P3"><text:span text:style-name="T3">Sdata* dates[10]; dates[0].date=24;</text:span></text:p>
            <text:p text:style-name="P3"><text:span text:style-name="T3">dates[0].month=9; dates[0].year=2012; 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Масив, список</text:span></text:p>
          </draw:text-box>
        </draw:frame>
        <draw:frame draw:style-name="standard" draw:layer="layout" svg:width="23.756cm" svg:height="3.551cm" svg:x="2.186cm" svg:y="15.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8">№</text:span></text:p>
              </table:table-cell>
              <table:table-cell>
                <text:p text:style-name="P1"><text:span text:style-name="T8">...</text:span></text:p>
              </table:table-cell>
              <table:table-cell>
                <text:p text:style-name="P1"><text:span text:style-name="T8">57</text:span></text:p>
              </table:table-cell>
              <table:table-cell>
                <text:p text:style-name="P1"><text:span text:style-name="T8">58</text:span></text:p>
              </table:table-cell>
              <table:table-cell>
                <text:p text:style-name="P1"><text:span text:style-name="T8">59</text:span></text:p>
              </table:table-cell>
              <table:table-cell>
                <text:p text:style-name="P1"><text:span text:style-name="T8">60</text:span></text:p>
              </table:table-cell>
              <table:table-cell>
                <text:p text:style-name="P1"><text:span text:style-name="T8">61</text:span></text:p>
              </table:table-cell>
              <table:table-cell>
                <text:p text:style-name="P1"><text:span text:style-name="T8">62</text:span></text:p>
              </table:table-cell>
              <table:table-cell>
                <text:p text:style-name="P1"><text:span text:style-name="T8">63</text:span></text:p>
              </table:table-cell>
              <table:table-cell>
                <text:p text:style-name="P1"><text:span text:style-name="T8">...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8">Зн.</text:span></text:p>
              </table:table-cell>
              <table:table-cell>
                <text:p text:style-name="P7"><text:span text:style-name="T8">?</text:span></text:p>
              </table:table-cell>
              <table:table-cell>
                <text:p text:style-name="P7"><text:span text:style-name="T8">?</text:span></text:p>
              </table:table-cell>
              <table:table-cell table:style-name="ce4">
                <text:p text:style-name="P8"><text:span text:style-name="T9">24</text:span></text:p>
              </table:table-cell>
              <table:table-cell table:style-name="ce5">
                <text:p text:style-name="P9"><text:span text:style-name="T10">9</text:span></text:p>
              </table:table-cell>
              <table:table-cell table:style-name="ce6">
                <text:p text:style-name="P10"><text:span text:style-name="T11">7</text:span></text:p>
              </table:table-cell>
              <table:table-cell table:style-name="ce6">
                <text:p text:style-name="P10"><text:span text:style-name="T12">220</text:span></text:p>
              </table:table-cell>
              <table:table-cell table:style-name="ce7">
                <text:p text:style-name="P11"><text:span text:style-name="T13">9</text:span></text:p>
              </table:table-cell>
              <table:table-cell>
                <text:p text:style-name="P7"><text:span text:style-name="T8">?</text:span></text:p>
              </table:table-cell>
              <table:table-cell>
                <text:p text:style-name="P7"><text:span text:style-name="T8">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draw:frame presentation:style-name="pr2" draw:text-style-name="P6" draw:layer="layout" svg:width="24.369cm" svg:height="13.795cm" svg:x="2.058cm" svg:y="5.453cm" presentation:class="outline" presentation:user-transformed="true">
          <draw:text-box>
            <text:p text:style-name="P3"><text:span text:style-name="T4">Список</text:span><text:span text:style-name="T3"> — ділянка пам’яті, яка містить записані однорідні дані в довільному розташуванні. </text:span></text:p>
            <text:p text:style-name="P3"><text:span text:style-name="T14"/></text:p>
            <text:p text:style-name="P3"><text:span text:style-name="T5">#include &lt;stdio.h&gt;</text:span></text:p>
            <text:p text:style-name="P3"><text:span text:style-name="T4">class</text:span><text:span text:style-name="T14"> Slist</text:span></text:p>
            <text:p text:style-name="P3"><text:span text:style-name="T14">{</text:span></text:p>
            <text:p text:style-name="P3"><text:span text:style-name="T14"><text:s text:c="2"/></text:span><text:span text:style-name="T4">int</text:span><text:span text:style-name="T14"> data;</text:span></text:p>
            <text:p text:style-name="P3"><text:span text:style-name="T14"><text:s text:c="2"/></text:span><text:span text:style-name="T4">int</text:span><text:span text:style-name="T14"> month;</text:span></text:p>
            <text:p text:style-name="P3"><text:span text:style-name="T14"><text:s text:c="2"/></text:span><text:span text:style-name="T4">int</text:span><text:span text:style-name="T14"> year;</text:span></text:p>
            <text:p text:style-name="P3"><text:span text:style-name="T14"><text:s text:c="2"/></text:span><text:span text:style-name="T14">Slist* nextData;</text:span></text:p>
            <text:p text:style-name="P3"><text:span text:style-name="T14">};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Масив, список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draw:frame presentation:style-name="pr2" draw:text-style-name="P5" draw:layer="layout" svg:width="24.369cm" svg:height="15.049cm" svg:x="2.145cm" svg:y="4.424cm" presentation:class="outline" presentation:user-transformed="true">
          <draw:text-box>
            <text:p text:style-name="P13"><text:span text:style-name="T15">int</text:span><text:span text:style-name="T16"> main(</text:span><text:span text:style-name="T15">int</text:span><text:span text:style-name="T16"> N, </text:span><text:span text:style-name="T15">char**</text:span><text:span text:style-name="T16"> Param)</text:span></text:p>
            <text:p text:style-name="P13"><text:span text:style-name="T16">{</text:span></text:p>
            <text:p text:style-name="P13"><text:span text:style-name="T16"><text:s text:c="2"/></text:span><text:span text:style-name="T16">Slist fierst;</text:span></text:p>
            <text:p text:style-name="P13"><text:span text:style-name="T16"><text:s text:c="2"/></text:span><text:span text:style-name="T16">fierst.data = 24;</text:span></text:p>
            <text:p text:style-name="P13"><text:span text:style-name="T16"><text:s text:c="2"/></text:span><text:span text:style-name="T16">fierst.month = 9;</text:span></text:p>
            <text:p text:style-name="P13"><text:span text:style-name="T16"><text:s text:c="2"/></text:span><text:span text:style-name="T16">fierst.year = 2012;</text:span></text:p>
            <text:p text:style-name="P13"><text:span text:style-name="T16"><text:s text:c="2"/></text:span><text:span text:style-name="T16">fierst.nextData = new Slist;</text:span></text:p>
            <text:p text:style-name="P13"><text:span text:style-name="T16"><text:s text:c="2"/></text:span><text:span text:style-name="T16">printf("Data: day %i, month %i, year %i\n",fierst.data,fierst.month,fierst.year);</text:span></text:p>
            <text:p text:style-name="P13"><text:span text:style-name="T16"><text:s text:c="2"/></text:span><text:span text:style-name="T15">delete</text:span><text:span text:style-name="T16"> fierst.nextData;</text:span></text:p>
            <text:p text:style-name="P13"><text:span text:style-name="T16"><text:s text:c="2"/></text:span><text:span text:style-name="T15">return</text:span><text:span text:style-name="T16"> 0;</text:span></text:p>
            <text:p text:style-name="P13"><text:span text:style-name="T16">}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Масив, список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draw:frame presentation:style-name="pr2" draw:text-style-name="P15" draw:layer="layout" svg:width="24.369cm" svg:height="13.715cm" svg:x="2.058cm" svg:y="5.453cm" presentation:class="outline" presentation:user-transformed="true">
          <draw:text-box>
            <text:list text:style-name="L2">
              <text:list-header>
                <text:p text:style-name="P14"><text:span text:style-name="T17"><text:s text:c="11"/></text:span><text:span text:style-name="T18">Масив <text:s text:c="15"/>Список</text:span></text:p>
              </text:list-header>
            </text:list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Масив, список</text:span></text:p>
          </draw:text-box>
        </draw:frame>
        <draw:frame draw:style-name="gr2" draw:text-style-name="P1" draw:layer="layout" svg:width="16.5cm" svg:height="12.202cm" svg:x="5.6cm" svg:y="7.098cm">
          <draw:image xlink:href="Pictures/200001F100003D2300002DB719396F4C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Масив, список</text:span></text:p>
          </draw:text-box>
        </draw:frame>
        <draw:frame draw:style-name="standard" draw:layer="layout" svg:width="24.062cm" svg:height="13.298cm" svg:x="1.922cm" svg:y="5.20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8">
              <table:table-cell>
                <text:p text:style-name="P16">МАСИВ</text:p>
              </table:table-cell>
              <table:table-cell>
                <text:p text:style-name="P16">СПИСОК</text:p>
              </table:table-cell>
            </table:table-row>
            <table:table-row table:style-name="ro2" table:default-cell-style-name="ce9">
              <table:table-cell>
                <text:p text:style-name="P17">Суцільний блок пам’яті</text:p>
              </table:table-cell>
              <table:table-cell>
                <text:p text:style-name="P17">Кожен елемент має свій блок пам’яті</text:p>
              </table:table-cell>
            </table:table-row>
            <table:table-row table:style-name="ro3" table:default-cell-style-name="ce9">
              <table:table-cell>
                <text:p text:style-name="P17">Швидкий доступ до кожного елементу</text:p>
              </table:table-cell>
              <table:table-cell>
                <text:p text:style-name="P17">Для доступу потрібно пройти весь ланцюг</text:p>
              </table:table-cell>
            </table:table-row>
            <table:table-row table:style-name="ro3" table:default-cell-style-name="ce9">
              <table:table-cell>
                <text:p text:style-name="P17">Елемент не додається, потрібно робити запас</text:p>
              </table:table-cell>
              <table:table-cell>
                <text:p text:style-name="P17">Елементи легко вставляються та вилуч. </text:p>
              </table:table-cell>
            </table:table-row>
            <table:table-row table:style-name="ro3" table:default-cell-style-name="ce9">
              <table:table-cell>
                <text:p text:style-name="P17">Дуже просте користування</text:p>
              </table:table-cell>
              <table:table-cell>
                <text:p text:style-name="P17">Більш складне користування</text:p>
              </table:table-cell>
            </table:table-row>
            <table:table-row table:style-name="ro3" table:default-cell-style-name="ce9">
              <table:table-cell>
                <text:p text:style-name="P17">Швидко працює</text:p>
              </table:table-cell>
              <table:table-cell>
                <text:p text:style-name="P17">Гнучкий в використанні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Список, вставка елементу</text:span></text:p>
          </draw:text-box>
        </draw:frame>
        <draw:frame draw:style-name="gr2" draw:text-style-name="P1" draw:layer="layout" svg:width="11cm" svg:height="14.5cm" svg:x="16cm" svg:y="5cm">
          <draw:image xlink:href="Pictures/200001690000229200002DB77DA9A228.svm" xlink:type="simple" xlink:show="embed" xlink:actuate="onLoad">
            <text:p/>
          </draw:image>
        </draw:frame>
        <draw:frame draw:style-name="gr2" draw:text-style-name="P1" draw:layer="layout" svg:width="10.5cm" svg:height="14.5cm" svg:x="3cm" svg:y="5cm">
          <draw:image xlink:href="Pictures/2000013900001F3F00002DB7ACBC8F9A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Масив, вставка елементу</text:span></text:p>
          </draw:text-box>
        </draw:frame>
        <draw:frame draw:style-name="gr2" draw:text-style-name="P1" draw:layer="layout" svg:width="24.5cm" svg:height="12.3cm" svg:x="2.1cm" svg:y="6.4cm">
          <draw:image xlink:href="Pictures/200001C50000407500001C85BE74A9CA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Масив, список — використання std</text:span></text:p>
          </draw:text-box>
        </draw:frame>
        <draw:frame presentation:style-name="pr2" draw:text-style-name="P19" draw:layer="layout" svg:width="28cm" svg:height="14.893cm" svg:x="0cm" svg:y="4.425cm" presentation:class="outline" presentation:user-transformed="true">
          <draw:text-box>
            <text:p text:style-name="P18"><text:span text:style-name="T19">#include &lt;iostream&gt;</text:span></text:p>
            <text:p text:style-name="P18"><text:span text:style-name="T19">#include &lt;vector&gt;</text:span></text:p>
            <text:p text:style-name="P18"><text:span text:style-name="T20">using namespace std;</text:span></text:p>
            <text:p text:style-name="P18"><text:span text:style-name="T21">int</text:span><text:span text:style-name="T22"> main()</text:span></text:p>
            <text:p text:style-name="P18"><text:span text:style-name="T22">{ <text:s text:c="2"/></text:span><text:span text:style-name="T21">vector</text:span><text:span text:style-name="T22">&lt;</text:span><text:span text:style-name="T21">double</text:span><text:span text:style-name="T22">&gt; chisla;</text:span></text:p>
            <text:p text:style-name="P18"><text:span text:style-name="T22"><text:s text:c="4"/></text:span><text:span text:style-name="T21">int</text:span><text:span text:style-name="T22"> i = 0;</text:span></text:p>
            <text:p text:style-name="P18"><text:span text:style-name="T22"><text:s text:c="4"/></text:span><text:span text:style-name="T21">for</text:span><text:span text:style-name="T22">( i=0; i&lt;10; i++)</text:span></text:p>
            <text:p text:style-name="P18"><text:span text:style-name="T22"><text:s text:c="4"/></text:span><text:span text:style-name="T22">{ chisla.push_back(1.0+i); }</text:span></text:p>
            <text:p text:style-name="P18"><text:span text:style-name="T22"><text:s text:c="4"/></text:span><text:span text:style-name="T21">for</text:span><text:span text:style-name="T22">(i=0;i&lt;chisla.size();i++) cout &lt;&lt; chisla[i] &lt;&lt; " ";</text:span></text:p>
            <text:p text:style-name="P18"><text:span text:style-name="T22"><text:s text:c="4"/></text:span><text:span text:style-name="T22">cout &lt;&lt; endl;</text:span></text:p>
            <text:p text:style-name="P18"><text:span text:style-name="T22"><text:s text:c="4"/></text:span><text:span text:style-name="T21">vector</text:span><text:span text:style-name="T22">&lt;</text:span><text:span text:style-name="T21">double</text:span><text:span text:style-name="T22">&gt;::</text:span><text:span text:style-name="T21">iterator</text:span><text:span text:style-name="T22"> element = chisla.begin()+4;</text:span></text:p>
            <text:p text:style-name="P18"><text:span text:style-name="T22"><text:s text:c="4"/></text:span><text:span text:style-name="T22">chisla.erase(element);</text:span></text:p>
            <text:p text:style-name="P18"><text:span text:style-name="T22"><text:s text:c="4"/></text:span><text:span text:style-name="T21">for</text:span><text:span text:style-name="T22">(i=0;i&lt;chisla.size();i++) cout &lt;&lt; chisla[i] &lt;&lt; " ";</text:span></text:p>
            <text:p text:style-name="P18"><text:span text:style-name="T22"><text:s text:c="4"/></text:span><text:span text:style-name="T22">cout &lt;&lt; endl;</text:span></text:p>
            <text:p text:style-name="P18"><text:span text:style-name="T22"><text:s text:c="4"/></text:span><text:span text:style-name="T22">chisla.clear();</text:span></text:p>
            <text:p text:style-name="P18"><text:span text:style-name="T22"><text:s text:c="4"/></text:span><text:span text:style-name="T21">return</text:span><text:span text:style-name="T22"> 0;</text:span></text:p>
            <text:p text:style-name="P18"><text:span text:style-name="T22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Масив, список — використання std</text:span></text:p>
          </draw:text-box>
        </draw:frame>
        <draw:frame presentation:style-name="pr2" draw:text-style-name="P19" draw:layer="layout" svg:width="28cm" svg:height="14.893cm" svg:x="0cm" svg:y="4.425cm" presentation:class="outline" presentation:user-transformed="true">
          <draw:text-box>
            <text:p text:style-name="P18"><text:span text:style-name="T19">#include &lt;iostream&gt;</text:span></text:p>
            <text:p text:style-name="P18"><text:span text:style-name="T19">#include &lt;list&gt;</text:span></text:p>
            <text:p text:style-name="P18"><text:span text:style-name="T23">using namespace std;</text:span></text:p>
            <text:p text:style-name="P18"><text:span text:style-name="T21">int</text:span><text:span text:style-name="T22"> main()</text:span></text:p>
            <text:p text:style-name="P18"><text:span text:style-name="T22">{ <text:s text:c="2"/></text:span><text:span text:style-name="T21">list</text:span><text:span text:style-name="T22">&lt;</text:span><text:span text:style-name="T21">double</text:span><text:span text:style-name="T22">&gt; chisla;</text:span></text:p>
            <text:p text:style-name="P18"><text:span text:style-name="T22"><text:s text:c="4"/></text:span><text:span text:style-name="T21">unsigned int</text:span><text:span text:style-name="T22"> i = 0;</text:span></text:p>
            <text:p text:style-name="P18"><text:span text:style-name="T22"><text:s text:c="4"/></text:span><text:span text:style-name="T21">for</text:span><text:span text:style-name="T22">( i=0; i&lt;10; i++){ chisla.push_back(i); }</text:span></text:p>
            <text:p text:style-name="P18"><text:span text:style-name="T22"><text:s text:c="4"/></text:span><text:span text:style-name="T21">list&lt;double&gt;::iterator</text:span><text:span text:style-name="T22"> L;</text:span></text:p>
            <text:p text:style-name="P18"><text:span text:style-name="T22"><text:s text:c="4"/></text:span><text:span text:style-name="T21">for</text:span><text:span text:style-name="T22">( L=chisla.begin();L!=chisla.end();L++)</text:span></text:p>
            <text:p text:style-name="P18"><text:span text:style-name="T22"><text:s text:c="8"/></text:span><text:span text:style-name="T22">cout &lt;&lt; *L &lt;&lt; " ";</text:span></text:p>
            <text:p text:style-name="P18"><text:span text:style-name="T22"><text:s text:c="4"/></text:span><text:span text:style-name="T22">cout &lt;&lt; endl; </text:span></text:p>
            <text:p text:style-name="P18"><text:span text:style-name="T22"><text:s text:c="4"/></text:span><text:span text:style-name="T22">L = chisla.begin(); L++; L++; L++; L++;</text:span></text:p>
            <text:p text:style-name="P18"><text:span text:style-name="T22"><text:s text:c="4"/></text:span><text:span text:style-name="T22">chisla.erase(L);</text:span></text:p>
            <text:p text:style-name="P18"><text:span text:style-name="T22"><text:s text:c="4"/></text:span><text:span text:style-name="T22">for( L=chisla.begin();L!=chisla.end();L++)</text:span></text:p>
            <text:p text:style-name="P18"><text:span text:style-name="T22"><text:s text:c="8"/></text:span><text:span text:style-name="T22">cout &lt;&lt; *L &lt;&lt; " ";</text:span></text:p>
            <text:p text:style-name="P18"><text:span text:style-name="T22"><text:s text:c="4"/></text:span><text:span text:style-name="T22">cout &lt;&lt; endl; return 0;</text:span></text:p>
            <text:p text:style-name="P18"><text:span text:style-name="T22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2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 xmlns:text="urn:oasis:names:tc:opendocument:xmlns:text:1.0">
    <meta:creation-date>2009-04-16T11:32:32.86</meta:creation-date>
    <meta:editing-duration>PT16H17M47S</meta:editing-duration>
    <meta:editing-cycles>133</meta:editing-cycles>
    <meta:generator>OpenOffice.org/3.4$Unix OpenOffice.org_project/340m1$Build-9590</meta:generator>
    <dc:date>2012-09-24T01:28:53</dc:date>
    <meta:document-statistic meta:object-count="70"/>
  </office:meta>
</office:document-meta>
</file>